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style:use-window-font-color="true" loext:opacity="0%" style:font-name="Liberation Serif" fo:font-size="12pt" fo:font-weight="normal" officeooo:paragraph-rsid="0016e381" fo:background-color="transparent"/>
    </style:style>
    <style:style style:name="P4" style:family="paragraph" style:parent-style-name="Standard">
      <style:text-properties style:use-window-font-color="true" loext:opacity="0%" style:font-name="Liberation Serif" fo:font-size="12pt" fo:font-weight="normal" officeooo:rsid="003f9237" officeooo:paragraph-rsid="0016e381" fo:background-color="transparent"/>
    </style:style>
    <style:style style:name="P5" style:family="paragraph" style:parent-style-name="Standard">
      <style:text-properties officeooo:paragraph-rsid="000db36f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text-properties fo:font-style="italic" officeooo:paragraph-rsid="004882a8" style:font-style-asian="italic" style:font-style-complex="italic"/>
    </style:style>
    <style:style style:name="P8" style:family="paragraph" style:parent-style-name="Standard">
      <style:text-properties fo:font-style="italic" officeooo:rsid="004aa508" officeooo:paragraph-rsid="004aa508" style:font-style-asian="italic" style:font-style-complex="italic"/>
    </style:style>
    <style:style style:name="P9" style:family="paragraph" style:parent-style-name="Standard">
      <style:text-properties fo:font-style="normal" officeooo:rsid="004882a8" officeooo:paragraph-rsid="004882a8" style:font-style-asian="normal" style:font-style-complex="normal"/>
    </style:style>
    <style:style style:name="P10" style:family="paragraph" style:parent-style-name="Standard">
      <style:text-properties fo:font-style="italic" officeooo:rsid="004aa508" officeooo:paragraph-rsid="004aa508" style:font-style-asian="italic" style:font-style-complex="italic"/>
    </style:style>
    <style:style style:name="P11" style:family="paragraph" style:parent-style-name="Standard">
      <style:text-properties fo:font-style="italic" officeooo:rsid="004c22ad" officeooo:paragraph-rsid="004c22ad" style:font-style-asian="italic" style:font-style-complex="italic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4882a8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4aa508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2a6099" loext:opacity="100%" fo:font-style="normal" officeooo:rsid="001a9dbf" style:font-style-asian="normal" style:font-style-complex="normal"/>
    </style:style>
    <style:style style:name="T11" style:family="text">
      <style:text-properties officeooo:rsid="004c22a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">Noções de UX/UI</text:span><text:span text:style-name="T5">: </text:span><text:span text:style-name="T6">Módulo </text:span><text:span text:style-name="T8">4</text:span><text:span text:style-name="T6"> - </text:span><text:span text:style-name="T5">Atividade 0</text:span><text:span text:style-name="T9">3</text:span></text:p>
      <text:p text:style-name="P2"/>
      <text:p text:style-name="P7">O processo de design e desenvolvimento de novos produtos exige abordagens que se adequem a determinados objetivos. Escreva as principais diferenças entre um Minimum Viable Product (MVP) e um protótipo, indicando as vantagens e desvantagens de cada.</text:p>
      <text:p text:style-name="P7"/>
      <text:p text:style-name="P8">MVP: O MVP trata-se da criação e lançamento de um produto no menor tempo possível que será <text:s/>valida<text:span text:style-name="T11">do</text:span> pelo público. </text:p>
      <text:p text:style-name="P8"/>
      <text:p text:style-name="P11">Vantagens: </text:p>
      <text:p text:style-name="P11"><text:tab/>Validar hipóteses;</text:p>
      <text:p text:style-name="P11"><text:tab/>identificar aceitação do produto no mercado;</text:p>
      <text:p text:style-name="P11"><text:tab/>combater o desperdício de recursos;</text:p>
      <text:p text:style-name="P11"><text:tab/>Aumentar a compreensão sobre o cliente. </text:p>
      <text:p text:style-name="P11"><text:tab/> <text:s text:c="6"/></text:p>
      <text:p text:style-name="P11"/>
      <text:p text:style-name="P8"/>
      <text:p text:style-name="P8">Protótipo: <text:s/><text:span text:style-name="T11">O protótipo trata-se de uma amostra rudimentar de um produto que esta sendo desenvolvido para a apreciação da equipe e dos cliente.</text:span></text:p>
      <text:p text:style-name="P8"/>
      <text:p text:style-name="P11">Vantagens: </text:p>
      <text:p text:style-name="P11"><text:tab/>Execução de um produto; </text:p>
      <text:p text:style-name="P11"><text:tab/>testar as mínimas características.</text:p>
      <text:p text:style-name="P8"/>
      <text:p text:style-name="P8"/>
      <text:p text:style-name="P6"/>
      <text:p text:style-name="P9"/>
      <text:p text:style-name="P9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10">.</text:span></text:a></text:p>
      <text:p text:style-name="P3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8:50:57.985033801</meta:creation-date>
    <dc:date>2023-01-26T15:54:42.553239099</dc:date>
    <meta:editing-duration>PT9H32M11S</meta:editing-duration>
    <meta:editing-cycles>5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21" meta:character-count="807" meta:non-whitespace-character-count="678"/>
  </office:meta>
</office:document-meta>
</file>